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486cm" fo:min-width="4.2cm"/>
    </style:style>
    <style:style style:name="gr2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8.07cm" fo:min-width="25.4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12.61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2.213cm" fo:min-width="13.232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2.19cm" fo:min-width="6.351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3.179cm" fo:min-width="5.469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3.687cm" fo:min-width="4.199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3.179cm" fo:min-width="4.199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co1" style:family="table-column">
      <style:table-column-properties style:column-width="3.319cm" style:use-optimal-column-width="false"/>
    </style:style>
    <style:style style:name="co2" style:family="table-column">
      <style:table-column-properties style:column-width="22.621cm" style:use-optimal-column-width="false"/>
    </style:style>
    <style:style style:name="ro1" style:family="table-row">
      <style:table-row-properties style:row-height="1.351cm"/>
    </style:style>
    <style:style style:name="ro2" style:family="table-row">
      <style:table-row-properties style:row-height="5.602cm"/>
    </style:style>
    <style:style style:name="ro3" style:family="table-row">
      <style:table-row-properties style:row-height="6.276cm"/>
    </style:style>
    <style:style style:name="ce1" style:family="table-cell">
      <loext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5.939cm" svg:height="18.83cm" svg:x="0.98cm" svg:y="1.42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 text:style-name="P1">Package diagram – development layers</text:p>
              </table:table-cell>
            </table:table-row>
            <table:table-row table:style-name="ro2">
              <table:table-cell table:style-name="ce1">
                <text:p>Layer 3 – User Interface</text:p>
              </table:table-cell>
              <table:table-cell table:style-name="gray2"/>
            </table:table-row>
            <table:table-row table:style-name="ro2">
              <table:table-cell table:style-name="ce1">
                <text:p>Layer 2 – Utility Classes</text:p>
              </table:table-cell>
              <table:table-cell table:style-name="gray1"/>
            </table:table-row>
            <table:table-row table:style-name="ro3">
              <table:table-cell table:style-name="ce1">
                <text:p>Layer 1 -</text:p>
                <text:p>Python Libraries</text:p>
              </table:table-cell>
              <table:table-cell table:style-name="gray2"/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draw:layer="layout" svg:width="4.699cm" svg:height="2.159cm" svg:x="4.81cm" svg:y="14.589cm">
          <text:p text:style-name="P1">CV2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4.699cm" svg:height="2.159cm" svg:x="5.572cm" svg:y="10.144cm">
          <text:p text:style-name="P1">Routin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4.699cm" svg:height="2.159cm" svg:x="13.573cm" svg:y="8.62cm">
          <text:p text:style-name="P1">LanDevic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4.699cm" svg:height="2.159cm" svg:x="5.699cm" svg:y="4.302cm">
          <text:p text:style-name="P1">WinOp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4.699cm" svg:height="2.159cm" svg:x="11.287cm" svg:y="4.302cm">
          <text:p text:style-name="P1">WinSubj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4.699cm" svg:height="2.159cm" svg:x="4.81cm" svg:y="17.129cm">
          <text:p text:style-name="P1">Pillow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4.699cm" svg:height="2.159cm" svg:x="9.89cm" svg:y="14.589cm">
          <text:p text:style-name="P1">pandas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4.699cm" svg:height="2.159cm" svg:x="9.89cm" svg:y="17.129cm">
          <text:p text:style-name="P1">tk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4.699cm" svg:height="2.159cm" svg:x="14.97cm" svg:y="14.589cm">
          <text:p text:style-name="P1">scapy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4.699cm" svg:height="2.159cm" svg:x="14.97cm" svg:y="17.129cm">
          <text:p text:style-name="P1">bleak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4.699cm" svg:height="2.159cm" svg:x="20.05cm" svg:y="14.589cm">
          <text:p text:style-name="P1">numpy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4.699cm" svg:height="2.159cm" svg:x="20.05cm" svg:y="17.129cm">
          <text:p text:style-name="P1">matlpotlib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4.699cm" svg:height="2.159cm" svg:x="10.779cm" svg:y="11.414cm">
          <text:p text:style-name="P1">LanCamera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4.699cm" svg:height="2.159cm" svg:x="15.986cm" svg:y="11.414cm">
          <text:p text:style-name="P1">LanPolar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2" draw:text-style-name="P3" draw:layer="layout" svg:x1="15.986cm" svg:y1="10.652cm" svg:x2="13.065cm" svg:y2="11.414cm">
          <text:p/>
        </draw:line>
        <draw:line draw:style-name="gr2" draw:text-style-name="P3" draw:layer="layout" svg:x1="15.986cm" svg:y1="10.652cm" svg:x2="18.399cm" svg:y2="11.414cm">
          <text:p/>
        </draw:line>
      </draw:page>
      <draw:page draw:name="page2" draw:style-name="dp1" draw:master-page-name="Default">
        <draw:custom-shape draw:style-name="gr3" draw:text-style-name="P2" xml:id="id1" draw:id="id1" draw:layer="layout" svg:width="25.94cm" svg:height="18.32cm" svg:x="1cm" svg:y="2.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3.113cm" svg:height="1.27cm" svg:x="1cm" svg:y="1cm">
          <text:p text:style-name="P1">Deployment diagram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4.351cm" svg:height="13.081cm" svg:x="2.524cm" svg:y="4.048cm">
          <text:p text:style-name="P1">Host 1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?f7 0 ?f6 ?f1 0 ?f10 ?f6 21600 ?f4 ?f10 21600 ?f9" draw:path-stretchpoint-x="10800" draw:path-stretchpoint-y="10800" draw:text-areas="0 ?f1 ?f4 ?f12" draw:type="cube" draw:modifiers="1022.5497123246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2" draw:layer="layout" svg:width="7.62cm" svg:height="13.208cm" svg:x="18.272cm" svg:y="4.048cm">
          <text:p text:style-name="P1">Host 2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?f7 0 ?f6 ?f1 0 ?f10 ?f6 21600 ?f4 ?f10 21600 ?f9" draw:path-stretchpoint-x="10800" draw:path-stretchpoint-y="10800" draw:text-areas="0 ?f1 ?f4 ?f12" draw:type="cube" draw:modifiers="2179.55648864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2" draw:layer="layout" svg:width="5.969cm" svg:height="3.429cm" svg:x="4.175cm" svg:y="7.85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699cm" svg:height="3.937cm" svg:x="4.048cm" svg:y="8.36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699cm" svg:height="3.429cm" svg:x="4.048cm" svg:y="8.874cm">
          <text:p text:style-name="P1">WinOp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699cm" svg:height="3.937cm" svg:x="9.763cm" svg:y="8.36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699cm" svg:height="3.429cm" svg:x="9.763cm" svg:y="8.874cm">
          <text:p text:style-name="P1">WinSubj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699cm" svg:height="3.937cm" svg:x="19.161cm" svg:y="8.36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699cm" svg:height="3.429cm" svg:x="19.161cm" svg:y="8.874cm">
          <text:p text:style-name="P1">WinSubj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type="line" svg:x1="13.97cm" svg:y1="2.27cm" svg:x2="13.97cm" svg:y2="2.27cm" draw:start-shape="id1" draw:end-shape="id1" svg:d="M13970 2270z" svg:viewBox="0 0 1 1">
          <text:p/>
        </draw:connector>
        <draw:connector draw:style-name="gr11" draw:text-style-name="P3" draw:layer="layout" draw:type="lines" svg:x1="13.97cm" svg:y1="2.27cm" svg:x2="13.97cm" svg:y2="2.27cm" draw:start-shape="id1" draw:end-shape="id1" svg:d="M13970 2270v-501z" svg:viewBox="0 0 1 502">
          <text:p/>
        </draw:connector>
        <draw:connector draw:style-name="gr11" draw:text-style-name="P3" draw:layer="layout" draw:type="lines" svg:x1="1.299cm" svg:y1="19.034cm" svg:x2="25.892cm" svg:y2="19.034cm" svg:d="M1299 19034h24593" svg:viewBox="0 0 24594 1">
          <text:p/>
        </draw:connector>
        <draw:connector draw:style-name="gr10" draw:text-style-name="P3" draw:layer="layout" draw:type="line" svg:x1="13.97cm" svg:y1="2.27cm" svg:x2="13.97cm" svg:y2="2.27cm" draw:start-shape="id1" draw:end-shape="id1" svg:d="M13970 2270z" svg:viewBox="0 0 1 1">
          <text:p/>
        </draw:connector>
        <draw:connector draw:style-name="gr10" draw:text-style-name="P3" draw:layer="layout" draw:type="line" svg:x1="6.334cm" svg:y1="12.303cm" svg:x2="6.322cm" svg:y2="19.069cm" svg:d="M6334 12303l-12 6766" svg:viewBox="0 0 13 6767">
          <text:p/>
        </draw:connector>
        <draw:connector draw:style-name="gr10" draw:text-style-name="P3" draw:layer="layout" draw:type="line" svg:x1="12.049cm" svg:y1="12.303cm" svg:x2="12.037cm" svg:y2="19.069cm" svg:d="M12049 12303l-12 6766" svg:viewBox="0 0 13 6767">
          <text:p/>
        </draw:connector>
        <draw:connector draw:style-name="gr10" draw:text-style-name="P3" draw:layer="layout" draw:type="line" svg:x1="21.459cm" svg:y1="12.268cm" svg:x2="21.447cm" svg:y2="19.034cm" svg:d="M21459 12268l-12 6766" svg:viewBox="0 0 13 6767">
          <text:p/>
        </draw:connector>
        <draw:frame draw:style-name="gr12" draw:text-style-name="P4" draw:layer="layout" svg:width="1.734cm" svg:height="0.962cm" svg:x="12.601cm" svg:y="19.342cm">
          <draw:text-box>
            <text:p>LA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Dantas</meta:initial-creator>
    <meta:creation-date>2021-11-25T09:49:29.551211858</meta:creation-date>
    <dc:date>2021-12-22T17:30:16.219539266</dc:date>
    <dc:creator>Daniel Dantas</dc:creator>
    <meta:editing-duration>PT16M24S</meta:editing-duration>
    <meta:editing-cycles>4</meta:editing-cycles>
    <meta:generator>LibreOffice/6.0.7.3$Linux_X86_64 LibreOffice_project/00m0$Build-3</meta:generator>
    <meta:document-statistic meta:object-count="36"/>
  </office:meta>
</office:document-meta>
</file>